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536" officeooo:paragraph-rsid="000db536"/>
    </style:style>
    <style:style style:name="P2" style:family="paragraph" style:parent-style-name="Standard">
      <style:paragraph-properties fo:text-align="center" style:justify-single-word="false"/>
      <style:text-properties fo:font-size="18pt" officeooo:rsid="000f1c5a" officeooo:paragraph-rsid="000f1c5a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f1c5a" officeooo:paragraph-rsid="000f1c5a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officeooo:rsid="000f1c5a" officeooo:paragraph-rsid="000f1c5a" style:font-size-asian="15pt" style:font-size-complex="15pt"/>
    </style:style>
    <style:style style:name="P5" style:family="paragraph" style:parent-style-name="Text_20_body">
      <style:text-properties officeooo:rsid="0012ad86" officeooo:paragraph-rsid="0012ad86"/>
    </style:style>
    <style:style style:name="P6" style:family="paragraph" style:parent-style-name="Text_20_body">
      <style:text-properties officeooo:rsid="0012ad86" officeooo:paragraph-rsid="001727bd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01e4e" officeooo:paragraph-rsid="000f1c5a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3pt" officeooo:rsid="0012ad86" officeooo:paragraph-rsid="0025e554" style:font-size-asian="13pt" style:font-size-complex="13pt"/>
    </style:style>
    <style:style style:name="P9" style:family="paragraph" style:parent-style-name="Standard">
      <style:text-properties fo:font-size="12pt" officeooo:rsid="000f1c5a" officeooo:paragraph-rsid="000f1c5a" style:font-size-asian="10.5pt" style:font-size-complex="12pt"/>
    </style:style>
    <style:style style:name="P10" style:family="paragraph" style:parent-style-name="Text_20_body">
      <style:text-properties officeooo:rsid="001727bd" officeooo:paragraph-rsid="0019ff2b"/>
    </style:style>
    <style:style style:name="P11" style:family="paragraph" style:parent-style-name="Text_20_body">
      <style:text-properties officeooo:rsid="001727bd" officeooo:paragraph-rsid="001cb963"/>
    </style:style>
    <style:style style:name="P12" style:family="paragraph" style:parent-style-name="Text_20_body">
      <style:text-properties officeooo:rsid="001727bd" officeooo:paragraph-rsid="002c75fe"/>
    </style:style>
    <style:style style:name="P13" style:family="paragraph" style:parent-style-name="Text_20_body">
      <style:text-properties officeooo:paragraph-rsid="0025e554"/>
    </style:style>
    <style:style style:name="P14" style:family="paragraph" style:parent-style-name="Text_20_body">
      <style:text-properties fo:font-size="13pt" officeooo:rsid="0019ff2b" officeooo:paragraph-rsid="0025e554" style:font-size-asian="13pt" style:font-size-complex="13pt"/>
    </style:style>
    <style:style style:name="P15" style:family="paragraph" style:parent-style-name="Text_20_body">
      <style:text-properties officeooo:paragraph-rsid="002d5f14"/>
    </style:style>
    <style:style style:name="P16" style:family="paragraph" style:parent-style-name="Text_20_body">
      <style:text-properties officeooo:rsid="0015fc64" officeooo:paragraph-rsid="0015fc64"/>
    </style:style>
    <style:style style:name="P17" style:family="paragraph" style:parent-style-name="Text_20_body">
      <style:text-properties officeooo:rsid="00373897" officeooo:paragraph-rsid="0038aef8"/>
    </style:style>
    <style:style style:name="P18" style:family="paragraph" style:parent-style-name="Text_20_body">
      <style:text-properties officeooo:rsid="00373897" officeooo:paragraph-rsid="003b62b7"/>
    </style:style>
    <style:style style:name="P19" style:family="paragraph" style:parent-style-name="Text_20_body">
      <style:text-properties officeooo:rsid="003c97f8" officeooo:paragraph-rsid="003c97f8"/>
    </style:style>
    <style:style style:name="P20" style:family="paragraph" style:parent-style-name="Text_20_body">
      <style:text-properties officeooo:rsid="003ecf30" officeooo:paragraph-rsid="003ecf30"/>
    </style:style>
    <style:style style:name="P21" style:family="paragraph" style:parent-style-name="Text_20_body">
      <style:text-properties officeooo:rsid="00424b8c" officeooo:paragraph-rsid="00424b8c"/>
    </style:style>
    <style:style style:name="P22" style:family="paragraph" style:parent-style-name="Text_20_body">
      <style:text-properties officeooo:rsid="00439e85" officeooo:paragraph-rsid="00439e85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1e4e" style:font-weight-asian="normal" style:font-weight-complex="normal"/>
    </style:style>
    <style:style style:name="T3" style:family="text">
      <style:text-properties fo:font-weight="normal" officeooo:rsid="001127af" style:font-weight-asian="normal" style:font-weight-complex="normal"/>
    </style:style>
    <style:style style:name="T4" style:family="text">
      <style:text-properties fo:font-weight="normal" officeooo:rsid="001309ca" style:font-weight-asian="normal" style:font-weight-complex="normal"/>
    </style:style>
    <style:style style:name="T5" style:family="text">
      <style:text-properties fo:font-weight="normal" officeooo:rsid="0015fc64" style:font-weight-asian="normal" style:font-weight-complex="normal"/>
    </style:style>
    <style:style style:name="T6" style:family="text">
      <style:text-properties fo:font-weight="normal" officeooo:rsid="0015fdcc" style:font-weight-asian="normal" style:font-weight-complex="normal"/>
    </style:style>
    <style:style style:name="T7" style:family="text">
      <style:text-properties fo:font-weight="normal" officeooo:rsid="001727bd" style:font-weight-asian="normal" style:font-weight-complex="normal"/>
    </style:style>
    <style:style style:name="T8" style:family="text">
      <style:text-properties fo:font-weight="normal" officeooo:rsid="001861c5" style:font-weight-asian="normal" style:font-weight-complex="normal"/>
    </style:style>
    <style:style style:name="T9" style:family="text">
      <style:text-properties fo:font-weight="normal" officeooo:rsid="00197bc9" style:font-weight-asian="normal" style:font-weight-complex="normal"/>
    </style:style>
    <style:style style:name="T10" style:family="text">
      <style:text-properties fo:font-weight="normal" officeooo:rsid="0019ff2b" style:font-weight-asian="normal" style:font-weight-complex="normal"/>
    </style:style>
    <style:style style:name="T11" style:family="text">
      <style:text-properties fo:font-weight="normal" officeooo:rsid="001b0644" style:font-weight-asian="normal" style:font-weight-complex="normal"/>
    </style:style>
    <style:style style:name="T12" style:family="text">
      <style:text-properties fo:font-weight="normal" officeooo:rsid="001cb963" style:font-weight-asian="normal" style:font-weight-complex="normal"/>
    </style:style>
    <style:style style:name="T13" style:family="text">
      <style:text-properties fo:font-weight="normal" officeooo:rsid="001e7dcf" style:font-weight-asian="normal" style:font-weight-complex="normal"/>
    </style:style>
    <style:style style:name="T14" style:family="text">
      <style:text-properties fo:font-weight="normal" officeooo:rsid="0020dfa4" style:font-weight-asian="normal" style:font-weight-complex="normal"/>
    </style:style>
    <style:style style:name="T15" style:family="text">
      <style:text-properties fo:font-weight="normal" officeooo:rsid="00247625" style:font-weight-asian="normal" style:font-weight-complex="normal"/>
    </style:style>
    <style:style style:name="T16" style:family="text">
      <style:text-properties fo:font-weight="normal" officeooo:rsid="0025e554" style:font-weight-asian="normal" style:font-weight-complex="normal"/>
    </style:style>
    <style:style style:name="T17" style:family="text">
      <style:text-properties fo:font-weight="normal" officeooo:rsid="002c6481" style:font-weight-asian="normal" style:font-weight-complex="normal"/>
    </style:style>
    <style:style style:name="T18" style:family="text">
      <style:text-properties fo:font-weight="normal" officeooo:rsid="002c75fe" style:font-weight-asian="normal" style:font-weight-complex="normal"/>
    </style:style>
    <style:style style:name="T19" style:family="text">
      <style:text-properties fo:font-weight="normal" officeooo:rsid="002e711c" style:font-weight-asian="normal" style:font-weight-complex="normal"/>
    </style:style>
    <style:style style:name="T20" style:family="text">
      <style:text-properties fo:font-weight="normal" officeooo:rsid="002d5f14" style:font-weight-asian="normal" style:font-weight-complex="normal"/>
    </style:style>
    <style:style style:name="T21" style:family="text">
      <style:text-properties fo:font-weight="normal" officeooo:rsid="003012b9" style:font-weight-asian="normal" style:font-weight-complex="normal"/>
    </style:style>
    <style:style style:name="T22" style:family="text">
      <style:text-properties fo:font-weight="normal" officeooo:rsid="0030c2bf" style:font-weight-asian="normal" style:font-weight-complex="normal"/>
    </style:style>
    <style:style style:name="T23" style:family="text">
      <style:text-properties fo:font-weight="normal" officeooo:rsid="0032690d" style:font-weight-asian="normal" style:font-weight-complex="normal"/>
    </style:style>
    <style:style style:name="T24" style:family="text">
      <style:text-properties fo:font-weight="normal" officeooo:rsid="0038aef8" style:font-weight-asian="normal" style:font-weight-complex="normal"/>
    </style:style>
    <style:style style:name="T25" style:family="text">
      <style:text-properties fo:font-weight="normal" officeooo:rsid="0039f05d" style:font-weight-asian="normal" style:font-weight-complex="normal"/>
    </style:style>
    <style:style style:name="T26" style:family="text">
      <style:text-properties fo:font-weight="normal" officeooo:rsid="003a16d9" style:font-weight-asian="normal" style:font-weight-complex="normal"/>
    </style:style>
    <style:style style:name="T27" style:family="text">
      <style:text-properties fo:font-weight="normal" officeooo:rsid="003b62b7" style:font-weight-asian="normal" style:font-weight-complex="normal"/>
    </style:style>
    <style:style style:name="T28" style:family="text">
      <style:text-properties fo:font-weight="normal" officeooo:rsid="003c97f8" style:font-weight-asian="normal" style:font-weight-complex="normal"/>
    </style:style>
    <style:style style:name="T29" style:family="text">
      <style:text-properties fo:font-weight="normal" officeooo:rsid="003ecf30" style:font-weight-asian="normal" style:font-weight-complex="normal"/>
    </style:style>
    <style:style style:name="T30" style:family="text">
      <style:text-properties fo:font-weight="normal" officeooo:rsid="00409cf3" style:font-weight-asian="normal" style:font-weight-complex="normal"/>
    </style:style>
    <style:style style:name="T31" style:family="text">
      <style:text-properties fo:font-weight="normal" officeooo:rsid="00424b8c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d5f14"/>
    </style:style>
    <style:style style:name="T34" style:family="text">
      <style:text-properties style:text-position="super 58%" fo:font-weight="normal" style:font-weight-asian="normal" style:font-weight-complex="normal"/>
    </style:style>
    <style:style style:name="T35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gustin GIOVINAZZO</text:p>
      <text:p text:style-name="P1">Eva D’ALESSANDRO</text:p>
      <text:p text:style-name="P1"/>
      <text:p text:style-name="P9">M1 Informatique - <text:span text:style-name="T33">FST Nancy</text:span></text:p>
      <text:p text:style-name="P2"/>
      <text:p text:style-name="P2"/>
      <text:p text:style-name="P2"/>
      <text:p text:style-name="P2"/>
      <text:p text:style-name="Title">Initiation à la Recherche</text:p>
      <text:p text:style-name="P3">Rapport </text:p>
      <text:p text:style-name="P3">23/03/18</text:p>
      <text:p text:style-name="P2"/>
      <text:p text:style-name="P2"/>
      <text:p text:style-name="P2"/>
      <text:p text:style-name="P2"/>
      <text:p text:style-name="P4"><text:span text:style-name="T32">Sujet :</text:span><text:span text:style-name="T1"> </text:span><text:span text:style-name="T2">Suivi de visage</text:span><text:span text:style-name="T3">s</text:span><text:span text:style-name="T2"> et détection de saillances.</text:span></text:p>
      <text:p text:style-name="P7"/>
      <text:h text:style-name="P23" text:outline-level="1"><text:span text:style-name="T2">I. </text:span><text:span text:style-name="T1">Introduction</text:span></text:h>
      <text:p text:style-name="Text_20_body"><text:span text:style-name="T1"/></text:p>
      <text:p text:style-name="P5"><text:span text:style-name="T1">Le sujet d’initiation à la recherche que nous avons choisi et auquel nous avons été assigné, à savoir « Suivi de visage est détection de saillances », est encadrés par trois enseignants-chercheurs </text:span><text:span text:style-name="T4">du</text:span><text:span text:style-name="T1"> Loria : Amin Boumaza, Yann Boniface et Alain Dutech.</text:span></text:p>
      <text:p text:style-name="P6"><text:span text:style-name="T4">Le</text:span><text:span text:style-name="T1"> projet de recherche s’inscrit dans un projet plus </text:span><text:span text:style-name="T4">large</text:span><text:span text:style-name="T1"> appelé « Psyphine »</text:span><text:span text:style-name="T9">.</text:span></text:p>
      <text:p text:style-name="P10"><text:span text:style-name="T1">Dans le cadre de notre projet d’initiation à la rec</text:span><text:span text:style-name="T8">herche</text:span><text:span text:style-name="T1">, </text:span><text:span text:style-name="T10">nos encadrants nous ont </text:span><text:span text:style-name="T11">présenté </text:span><text:span text:style-name="T17">le</text:span><text:span text:style-name="T11"> prototype d’</text:span><text:span text:style-name="T17">un robot</text:span><text:span text:style-name="T11"> </text:span><text:span text:style-name="T18">censé interagir avec un utilisateur</text:span><text:span text:style-name="T11">.</text:span></text:p>
      <text:p text:style-name="P11"><text:span text:style-name="T12">N</text:span><text:span text:style-name="T4">ous nous sommes </text:span><text:span text:style-name="T12">alors</text:span><text:span text:style-name="T4"> vu confié </text:span><text:span text:style-name="T12">la tâche d’améliorer ce robot </text:span><text:span text:style-name="T13">à l’apparence de lampe Pixar</text:span><text:span text:style-name="T4">.</text:span></text:p>
      <text:p text:style-name="P11"><text:span text:style-name="T4"/></text:p>
      <text:h text:style-name="Heading_20_2" text:outline-level="2"><text:span text:style-name="T18">1</text:span><text:span text:style-name="T16">. Projet Psyphine</text:span></text:h>
      <text:p text:style-name="P13"><text:span text:style-name="T16"/></text:p>
      <text:p text:style-name="P8"><text:span text:style-name="T16">Le projet </text:span><text:span text:style-name="T1">Psyphine</text:span><text:span text:style-name="T4"> met en relation </text:span><text:span text:style-name="T7">de</text:span><text:span text:style-name="T4"> </text:span><text:span text:style-name="T7">nombreux</text:span><text:span text:style-name="T4"> chercheurs et intervenants de </text:span><text:span text:style-name="T5">différentes</text:span><text:span text:style-name="T4"> disciplines, tel</text:span><text:span text:style-name="T7">s que des roboticiens, cogniticiens, anthropologues, sociologues, </text:span><text:span text:style-name="T8">philosophes</text:span><text:span text:style-name="T7"> et psychologues, dans le but d’étudier </text:span><text:span text:style-name="T8">l’anthropomorphisme </text:span><text:span text:style-name="T9">humain ;</text:span><text:span text:style-name="T8"> c’est-à-dire, la </text:span><text:span text:style-name="T9">propension des humains à prêter des traits humains à des choses non-humaines (animaux, objets).</text:span></text:p>
      <text:p text:style-name="P14"><text:span text:style-name="T9">L’</text:span><text:span text:style-name="T16">objectif global est de réaliser un ‘test de Turing non-verbal’ </text:span><text:span text:style-name="T15">afin d’</text:span><text:span text:style-name="T11">enrichir les connaissances sur</text:span><text:span text:style-name="T16"> la cognition et l’intentionnalité.</text:span></text:p>
      <text:p text:style-name="P14"><text:span text:style-name="T16"/></text:p>
      <text:h text:style-name="Heading_20_2" text:outline-level="2"><text:span text:style-name="T18">2</text:span><text:span text:style-name="T1">. Robot</text:span></text:h>
      <text:p text:style-name="Text_20_body"><text:span text:style-name="T17"/></text:p>
      <text:p text:style-name="P15"><text:span text:style-name="T17">L</text:span><text:span text:style-name="T20">e robot sur lequel nous travaillons est inspiré du robot « </text:span><text:span text:style-name="T19">P</text:span><text:span text:style-name="T20">inokio » </text:span><text:span text:style-name="T19">réalisé par des </text:span><text:span text:style-name="T21">étudiants</text:span><text:span text:style-name="T19"> de l’université de Wellington.</text:span></text:p>
      <text:p text:style-name="P15"><text:span text:style-name="T11">Il s’agit en fait d’un bras robot articulé muni d’une caméra à son extrémité, </text:span><text:span text:style-name="T21">contrôlé par ordinateur </text:span><text:span text:style-name="T22">et déguisé en lampe Pixar</text:span><text:span text:style-name="T11">. </text:span><text:span text:style-name="T21">Il est</text:span><text:span text:style-name="T11"> </text:span><text:span text:style-name="T12">capable d’effectuer des «chorégraphies» et un suivi de visage </text:span><text:span text:style-name="T14">grâce</text:span><text:span text:style-name="T12"> à la technologie opencv, une bibliothèque spécialisée dans la vision par ordinateur</text:span><text:span text:style-name="T11">.</text:span></text:p>
      <text:p text:style-name="P15"><text:span text:style-name="T19">A ce qu’on sache, le robot</text:span><text:span text:style-name="T17"> </text:span><text:span text:style-name="T18">a </text:span><text:span text:style-name="T19">subi deux améliorations notables </text:span><text:span text:style-name="T18">: U</text:span><text:span text:style-name="T20">ne </text:span><text:span text:style-name="T19">produite par</text:span><text:span text:style-name="T20"> trois étudiants de l’école des Mines-Nancy, qui ont implémenté un suivi de visage </text:span><text:span text:style-name="T19">et une autre qui a permis la communication à distance </text:span><text:span text:style-name="T21">avec l’ordinateur </text:span><text:span text:style-name="T22">de contrôle</text:span><text:span text:style-name="T21"> </text:span><text:span text:style-name="T22">par l’intermédiaire d’un raspberry.</text:span></text:p>
      <text:p text:style-name="P12"><text:span text:style-name="T22">Ce robot </text:span><text:span text:style-name="T23">sera le centre</text:span><text:span text:style-name="T11"> </text:span><text:span text:style-name="T22">d’</text:span><text:span text:style-name="T11">un test de Turing non verbal. </text:span><text:span text:style-name="T22">Le but est donc de lui donner des fonctionnalités</text:span><text:span text:style-name="T11"> </text:span><text:span text:style-name="T23">rendant son comportement le plus humain possible.</text:span></text:p>
      <text:h text:style-name="P23" text:outline-level="1"><text:span text:style-name="T12">I</text:span><text:span text:style-name="T16">I</text:span><text:span text:style-name="T1">. Recherche amélioration</text:span></text:h>
      <text:p text:style-name="Text_20_body"><text:span text:style-name="T10"/></text:p>
      <text:p text:style-name="P16"><text:span text:style-name="T1">En ce qui nous concerne, nous nous </text:span><text:span text:style-name="T6">intéressons uniquement à développer les outils nécessaires pour permettre et faciliter l’interaction avec des interlocuteurs humains.</text:span></text:p>
      <text:h text:style-name="P23" text:outline-level="1"><text:span text:style-name="T6">I</text:span><text:span text:style-name="T1">II. Travail à effectuer</text:span></text:h>
      <text:p text:style-name="Text_20_body"><text:span text:style-name="T1"/></text:p>
      <text:p text:style-name="P17"><text:span text:style-name="T1">Maintenant qu’on a extrait les différentes features d’un visage, on </text:span><text:span text:style-name="T24">doit</text:span><text:span text:style-name="T1"> </text:span><text:span text:style-name="T24">mettre en place </text:span><text:span text:style-name="T25">un</text:span><text:span text:style-name="T24"> mécanisme </text:span><text:span text:style-name="T25">de quantification pour chacune d’elle</text:span><text:span text:style-name="T26">s</text:span><text:span text:style-name="T25"> afin de pouvoir classifier </text:span><text:span text:style-name="T26">les expressions faciales.</text:span></text:p>
      <text:p text:style-name="P17"><text:span text:style-name="T1"/></text:p>
      <text:h text:style-name="Heading_20_2" text:outline-level="2"><text:span text:style-name="T1">1. </text:span><text:span text:style-name="T27">Quantifier les features</text:span></text:h>
      <text:p text:style-name="Text_20_body"><text:span text:style-name="T27"/></text:p>
      <text:p text:style-name="P18"><text:span text:style-name="T27">Pour cela, on va </text:span><text:span text:style-name="T1">fixer une valeu</text:span><text:span text:style-name="T28">r</text:span><text:span text:style-name="T1"> à chacune d</text:span><text:span text:style-name="T27">es features. Pour simplifier les choses, on </text:span><text:span text:style-name="T28">pourra prendre une valeur</text:span><text:span text:style-name="T1"> qui dépendra de </text:span><text:span text:style-name="T27">la longueur</text:span><text:span text:style-name="T1"> </text:span><text:span text:style-name="T27">et de la largeur de cette </text:span><text:span text:style-name="T28">feature.</text:span></text:p>
      <text:p text:style-name="P18"><text:span text:style-name="T28"/></text:p>
      <text:p text:style-name="P19"><text:span text:style-name="T1">Formellement :</text:span></text:p>
      <text:p text:style-name="P19"><text:span text:style-name="T1">Soit F </text:span><text:span text:style-name="T29">une feature</text:span><text:span text:style-name="T1">, </text:span><text:span text:style-name="T29">h sa hauteur et w sa largeur.</text:span></text:p>
      <text:p text:style-name="P20"><text:span text:style-name="T1">Soient val la fonction qui à une feature associe une valeur réelle.</text:span></text:p>
      <text:p text:style-name="P20"><text:span text:style-name="T1">Soit </text:span><text:span text:style-name="T31">g</text:span><text:span text:style-name="T1"> une fonction quelconque de </text:span><text:span text:style-name="T30">R</text:span><text:span text:style-name="T34">2</text:span><text:span text:style-name="T35"> dans R.</text:span></text:p>
      <text:p text:style-name="P21"><text:span text:style-name="T35">On aura : val(F) = g(h,w)</text:span></text:p>
      <text:p text:style-name="P22"><text:span text:style-name="T35">Reste à déterminer g pour obtenir une valeur représentative de la fea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4:57:13.202517079</meta:creation-date>
    <dc:date>2018-03-23T00:51:11.772900110</dc:date>
    <meta:editing-duration>PT4H22M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4" meta:paragraph-count="32" meta:word-count="479" meta:character-count="3009" meta:non-whitespace-character-count="2561"/>
  </office:meta>
</office:document-meta>
</file>